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ode.printValue( java . io .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Node.jjtSetParent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dump( String prefix , java . io . PrintStream 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Node.processToken( Toke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dump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Accept( XPath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ode.jj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Node.jjt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childrenAccept( XPathVisitor visitor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Node.jjtGetNum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AddChild( Node n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Nod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SimpleNode( XPath p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ode.SimpleNod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Create( XPath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toStr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ode.jjtGetChil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